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/>
      <style:text-properties style:font-name="Calibri" fo:font-size="12pt" style:font-name-asian="Calibri1" style:font-size-asian="12pt" style:font-name-complex="Calibri1" style:font-size-complex="12pt"/>
    </style:style>
    <style:style style:name="P2" style:family="paragraph" style:parent-style-name="Standard">
      <style:paragraph-properties fo:margin-top="0in" fo:margin-bottom="0in" loext:contextual-spacing="false" fo:line-height="115%"/>
    </style:style>
    <style:style style:name="P3" style:family="paragraph" style:parent-style-name="Heading_20_3" style:master-page-name="Standard">
      <style:paragraph-properties fo:margin-top="0.222in" fo:margin-bottom="0.0555in" loext:contextual-spacing="false" fo:text-align="center" style:justify-single-word="false" fo:keep-together="auto" style:page-number="1" fo:keep-with-next="auto"/>
    </style:style>
    <style:style style:name="T1" style:family="text">
      <style:text-properties style:font-name="Calibri" fo:font-size="16pt" style:font-name-asian="Calibri1" style:font-size-asian="16pt" style:font-name-complex="Calibri1" style:font-size-complex="16pt"/>
    </style:style>
    <style:style style:name="T2" style:family="text">
      <style:text-properties style:font-name="Calibri" fo:font-size="12pt" style:font-name-asian="Calibri1" style:font-size-asian="12pt" style:font-name-complex="Calibri1" style:font-size-complex="12pt"/>
    </style:style>
    <style:style style:name="T3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4" style:family="text">
      <style:text-properties fo:color="#1155cc" style:font-name="Calibri" fo:font-size="12pt" style:text-underline-style="solid" style:text-underline-width="auto" style:text-underline-color="font-color" style:font-name-asian="Calibri1" style:font-size-asian="12pt" style:font-name-complex="Calibri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z03y4rjhcyb8"/><text:span text:style-name="T1">წერითი დავალების ჩაბარების ინსტრუქცია</text:span></text:p>
      <text:p text:style-name="P1"/>
      <text:p text:style-name="P2"><text:span text:style-name="T2">წერითი დავალება უნდა ატვირთოთ</text:span><text:a xlink:type="simple" xlink:href="https://www.gradescope.com/" text:style-name="Internet_20_link" text:visited-style-name="Visited_20_Internet_20_Link"><text:span text:style-name="T2"> </text:span></text:a><text:a xlink:type="simple" xlink:href="https://www.gradescope.com/" text:style-name="Internet_20_link" text:visited-style-name="Visited_20_Internet_20_Link"><text:span text:style-name="T4">Gradescope</text:span></text:a><text:span text:style-name="T2">-ზე.<text:line-break/></text:span></text:p>
      <text:p text:style-name="P2"><text:span text:style-name="T2">საიტზე რეგისტრაციისას მიუთითეთ თქვენი იმეილი @freeuni.edu.ge და კლასის კოდად შეიყვანეთ </text:span><text:span text:style-name="T3">M3NPP9</text:span><text:span text:style-name="T2">.</text:span></text:p>
      <text:p text:style-name="P1"/>
      <text:p text:style-name="P2"><text:span text:style-name="T2">ატვირთვის გასამარტივებლად, ყოველი ამოცანის ამოხსნა ახალი გვერდიდან დაიწყეთ. შეგიძლიათ ჩააბაროთ როგორც სკანირებული ხელნაწერი, ასევე აკრეფილი ფაილი (აკრეფილ ფაილში ფორმულები შეგიძლიათ სურათებად ჩასვათ). დავალების შესრულება LaTeX-ში მისასალმებელია, მაგრამ არ არის სავალდებულო.</text:span></text:p>
      <text:p text:style-name="P1"/>
      <text:p text:style-name="P2"><text:span text:style-name="T2">თუ ამოცანაში მოგეთხოვებათ კოდის დაწერა (შეიძლება პასუხად კოდი იყოს მოთხოვნილი ან კოდს იყენებდეთ პასუხის მისაღებად), ეს კოდი უნდა ჩასვათ ჩასაბარებელ დოკუმენტში.</text:span></text:p>
      <text:p text:style-name="P1"/>
      <text:p text:style-name="P2"><text:span text:style-name="T2">რა ფორმატიც არ უნდა აირჩიოთ, საბოლოოდ თქვენი დავალება უნდა გადააკონვერტიროთ PDF-ად და ატვირტოთ Gradescope-ზე.</text:span></text:p>
      <text:p text:style-name="P1"/>
      <text:p text:style-name="P2"><text:span text:style-name="T2">დავალების ატვირთვის </text:span><text:a xlink:type="simple" xlink:href="https://youtu.be/LW3bPBWL7dc" text:style-name="Internet_20_link" text:visited-style-name="Visited_20_Internet_20_Link"><text:span text:style-name="T4">ვიდეოინსტრუქცია</text:span></text:a><text:span text:style-name="T2">. </text:span></text:p>
      <text:p text:style-name="P2"><text:span text:style-name="T2">Gradescope: </text:span><text:a xlink:type="simple" xlink:href="https://gradescope.com/help#help-center-section-student-workflow" text:style-name="Internet_20_link" text:visited-style-name="Visited_20_Internet_20_Link"><text:span text:style-name="T4">Student Workflow FAQ</text:span></text:a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92" meta:character-count="787" meta:non-whitespace-character-count="701"/>
    <meta:generator>LibreOfficeDev/5.1.0.3$Linux_X86_64 LibreOffice_project/</meta:generator>
  </office:meta>
</office:document-meta>
</file>